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f9d0" officeooo:paragraph-rsid="0014f9d0"/>
    </style:style>
    <style:style style:name="P2" style:family="paragraph" style:parent-style-name="Standard">
      <style:text-properties officeooo:rsid="0014f9d0" officeooo:paragraph-rsid="00167a77"/>
    </style:style>
    <style:style style:name="P3" style:family="paragraph" style:parent-style-name="Standard">
      <style:text-properties officeooo:rsid="0014f9d0" officeooo:paragraph-rsid="00177e82"/>
    </style:style>
    <style:style style:name="P4" style:family="paragraph" style:parent-style-name="Standard">
      <style:text-properties officeooo:rsid="0014f9d0" officeooo:paragraph-rsid="0021b5f3"/>
    </style:style>
    <style:style style:name="P5" style:family="paragraph" style:parent-style-name="Standard">
      <style:text-properties officeooo:rsid="0014f9d0" officeooo:paragraph-rsid="00226051"/>
    </style:style>
    <style:style style:name="P6" style:family="paragraph" style:parent-style-name="Standard">
      <style:text-properties fo:font-weight="bold" officeooo:rsid="0014f9d0" officeooo:paragraph-rsid="0014f9d0" style:font-weight-asian="bold" style:font-weight-complex="bold"/>
    </style:style>
    <style:style style:name="P7" style:family="paragraph" style:parent-style-name="Standard">
      <style:text-properties fo:font-weight="bold" officeooo:rsid="00167a77" officeooo:paragraph-rsid="00167a77" style:font-weight-asian="bold" style:font-weight-complex="bold"/>
    </style:style>
    <style:style style:name="P8" style:family="paragraph" style:parent-style-name="Standard">
      <style:text-properties fo:font-size="14pt" fo:font-weight="bold" officeooo:rsid="0014f9d0" officeooo:paragraph-rsid="0014f9d0" style:font-size-asian="14pt" style:font-weight-asian="bold" style:font-size-complex="14pt" style:font-weight-complex="bold"/>
    </style:style>
    <style:style style:name="P9" style:family="paragraph" style:parent-style-name="Standard">
      <style:text-properties fo:font-size="14pt" fo:font-weight="bold" officeooo:rsid="00167a77" officeooo:paragraph-rsid="00167a77" style:font-size-asian="14pt" style:font-weight-asian="bold" style:font-size-complex="14pt" style:font-weight-complex="bold"/>
    </style:style>
    <style:style style:name="P10" style:family="paragraph" style:parent-style-name="Standard">
      <style:text-properties fo:font-size="14pt" fo:font-weight="bold" officeooo:rsid="0017e345" officeooo:paragraph-rsid="0017e345" style:font-size-asian="14pt" style:font-weight-asian="bold" style:font-size-complex="14pt" style:font-weight-complex="bold"/>
    </style:style>
    <style:style style:name="P11" style:family="paragraph" style:parent-style-name="Standard">
      <style:text-properties fo:font-size="16pt" fo:font-weight="bold" officeooo:rsid="0014f9d0" officeooo:paragraph-rsid="0014f9d0" style:font-size-asian="16pt" style:font-weight-asian="bold" style:font-size-complex="16pt" style:font-weight-complex="bold"/>
    </style:style>
    <style:style style:name="P12" style:family="paragraph" style:parent-style-name="Text_20_body">
      <style:text-properties fo:font-size="14pt" fo:font-weight="bold" officeooo:rsid="0017e345" officeooo:paragraph-rsid="0017e345" style:font-size-asian="14pt" style:font-weight-asian="bold" style:font-size-complex="14pt" style:font-weight-complex="bold"/>
    </style:style>
    <style:style style:name="P13" style:family="paragraph" style:parent-style-name="Text_20_body">
      <style:text-properties fo:font-size="14pt" fo:font-weight="bold" officeooo:rsid="001b1b49" officeooo:paragraph-rsid="001b1b49" style:font-size-asian="14pt" style:font-weight-asian="bold" style:font-size-complex="14pt" style:font-weight-complex="bold"/>
    </style:style>
    <style:style style:name="P14" style:family="paragraph" style:parent-style-name="Text_20_body">
      <style:text-properties officeooo:rsid="001f1544" officeooo:paragraph-rsid="001f1544"/>
    </style:style>
    <style:style style:name="P15" style:family="paragraph" style:parent-style-name="Text_20_body">
      <style:text-properties officeooo:rsid="002041cb" officeooo:paragraph-rsid="002041cb"/>
    </style:style>
    <style:style style:name="P16" style:family="paragraph" style:parent-style-name="Heading_20_5">
      <style:text-properties fo:font-size="14pt" fo:font-weight="bold" officeooo:rsid="0017e345" officeooo:paragraph-rsid="0017e345" style:font-size-asian="14pt" style:font-weight-asian="bold" style:font-size-complex="14pt" style:font-weight-complex="bold"/>
    </style:style>
    <style:style style:name="P17" style:family="paragraph" style:parent-style-name="Text_20_body" style:list-style-name="L1"/>
    <style:style style:name="T1" style:family="text">
      <style:text-properties fo:font-weight="normal" style:font-weight-asian="normal" style:font-weight-complex="normal"/>
    </style:style>
    <style:style style:name="T2" style:family="text">
      <style:text-properties officeooo:rsid="0020efd3"/>
    </style:style>
    <style:style style:name="T3" style:family="text">
      <style:text-properties officeooo:rsid="00214355"/>
    </style:style>
    <style:style style:name="T4" style:family="text">
      <style:text-properties officeooo:rsid="0021b5f3"/>
    </style:style>
    <style:style style:name="T5" style:family="text">
      <style:text-properties officeooo:rsid="00226051"/>
    </style:style>
    <style:style style:name="T6" style:family="text">
      <style:text-properties officeooo:rsid="0022ff4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troducción:</text:p>
      <text:p text:style-name="P10"/>
      <text:p text:style-name="P10"/>
      <text:p text:style-name="P10"/>
      <text:h text:style-name="P16" text:outline-level="5">Protocolo TCP</text:h>
      <text:p text:style-name="P12"/>
      <text:p text:style-name="P13">Descripción de los protocolos de capa de transporte utilizados:</text:p>
      <text:p text:style-name="Text_20_body"><text:bookmark text:name="SYSADV3indexterm-77"/><text:bookmark text:name="indexterm-77"/><text:bookmark text:name="SYSADV3indexterm-78"/><text:bookmark text:name="indexterm-78"/>TCP permite a las aplicaciones comunicarse entre sí como si estuvieran conectadas físicamente. TCP envía los datos en un formato que se transmite carácter por carácter, en lugar de transmitirse por paquetes discretos. Esta transmisión consiste en lo siguiente:</text:p>
      <text:list xml:id="list555351951" text:style-name="L1">
        <text:list-item>
          <text:p text:style-name="P17">Punto de partida, que abre la conexión.</text:p>
        </text:list-item>
        <text:list-item>
          <text:p text:style-name="P17">Transmisión completa en orden de bytes.</text:p>
        </text:list-item>
        <text:list-item>
          <text:p text:style-name="P17">Punto de fin, que cierra la conexión.</text:p>
        </text:list-item>
      </text:list>
      <text:p text:style-name="Text_20_body"><text:bookmark text:name="SYSADV3indexterm-79"/><text:bookmark text:name="indexterm-79"/><text:bookmark text:name="SYSADV3indexterm-80"/><text:bookmark text:name="indexterm-80"/>TCP conecta un encabezado a los datos transmitidos. Este encabezado contiene múltiples parámetros que ayudan a los procesos del sistema transmisor a conectarse a sus procesos correspondientes en el sistema receptor.</text:p>
      <text:p text:style-name="Text_20_body">TCP confirma que un paquete ha alcanzado su destino estableciendo una conexión de punto a punto entre los hosts de envío y recepción. Por tanto, el protocolo TCP se considera un protocolo fiable orientado a la conexión.</text:p>
      <text:p text:style-name="P14">Conexiones TCP que usamos en el trabajo:</text:p>
      <text:p text:style-name="P14"><text:span text:style-name="T2">TELNET </text:span>TCP 23</text:p>
      <text:p text:style-name="P14">SMTP TCP 25</text:p>
      <text:p text:style-name="P14">DNS TCP <text:s/>53</text:p>
      <text:p text:style-name="P14">HTTP TCP 80</text:p>
      <text:p text:style-name="P14">POP3 TCP 110</text:p>
      <text:p text:style-name="P14">HTTPS TCP 443</text:p>
      <text:h text:style-name="P16" text:outline-level="5">Protocolo UDP</text:h>
      <text:p text:style-name="P12"/>
      <text:p text:style-name="Text_20_body"><text:bookmark text:name="SYSADV3indexterm-83"/><text:bookmark text:name="indexterm-86"/><text:bookmark text:name="SYSADV3indexterm-86"/><text:bookmark text:name="indexterm-85"/><text:bookmark text:name="SYSADV3indexterm-85"/><text:bookmark text:name="indexterm-84"/><text:bookmark text:name="SYSADV3indexterm-84"/><text:bookmark text:name="indexterm-83"/>UDP proporciona un servicio de entrega de datagramas. UDP no verifica las conexiones entre los hosts transmisores y receptores. Dado que el protocolo UDP elimina los procesos de establecimiento y verificación de las conexiones, resulta ideal para las aplicaciones que envían pequeñas cantidades de datos. </text:p>
      <text:p text:style-name="P15"><text:soft-page-break/>Conexiones UDP que usamos en el trabajo:</text:p>
      <text:p text:style-name="P14">DNS UDP 53</text:p>
      <text:p text:style-name="P10"/>
      <text:p text:style-name="P1"/>
      <text:p text:style-name="P8">Detalle de Hardware utilizado:</text:p>
      <text:p text:style-name="P1"/>
      <text:p text:style-name="P6">PCs</text:p>
      <text:p text:style-name="P1"/>
      <text:p text:style-name="P2">SRV-<text:span text:style-name="T4">NS</text:span>1: Servicio DNS primario <text:span text:style-name="T6">de roger</text:span></text:p>
      <text:p text:style-name="P2">IP: 172.15.0.5</text:p>
      <text:p text:style-name="P2"/>
      <text:p text:style-name="P5">SRV-<text:span text:style-name="T4">NS2</text:span>: Servicio DNS <text:span text:style-name="T6">secundario de roger</text:span></text:p>
      <text:p text:style-name="P5">IP: 172.15.0.<text:span text:style-name="T5">4</text:span></text:p>
      <text:p text:style-name="P2"/>
      <text:p text:style-name="P4">SRV-<text:span text:style-name="T5">PLANIFNS1</text:span>: Servicio DNS primario <text:span text:style-name="T6">de planif</text:span></text:p>
      <text:p text:style-name="P4">IP: 172.15.0.<text:span text:style-name="T5">15</text:span></text:p>
      <text:p text:style-name="P4"/>
      <text:p text:style-name="P5">SRV-<text:span text:style-name="T5">PLANIFNS2</text:span>: Servicio DNS <text:span text:style-name="T6">secundario de planif</text:span></text:p>
      <text:p text:style-name="P5">IP: 172.15.0.<text:span text:style-name="T5">14</text:span></text:p>
      <text:p text:style-name="P2"/>
      <text:p text:style-name="P4">SRV-<text:span text:style-name="T4">HTTP1</text:span>: <text:s/>Servidor web de planif.roger.com.ar <text:s text:c="5"/><text:tab/></text:p>
      <text:p text:style-name="P4">IP: 172.15.0.<text:span text:style-name="T4">7</text:span></text:p>
      <text:p text:style-name="P4"/>
      <text:p text:style-name="P4">SRV-HTTPS1: Servicio web seguro de admin.roger.com.ar - Firewall admin.roger.com.ar <text:s text:c="2"/><text:tab/></text:p>
      <text:p text:style-name="P4">IP: 172.15.0.6</text:p>
      <text:p text:style-name="P2"/>
      <text:p text:style-name="P2">SRV-<text:span text:style-name="T4">HTTP2</text:span>: <text:s/>Servidor web de planif.roger.com.ar <text:s text:c="5"/><text:tab/></text:p>
      <text:p text:style-name="P2">IP: 172.15.0.1<text:span text:style-name="T4">7</text:span></text:p>
      <text:p text:style-name="P2"/>
      <text:p text:style-name="P2">SRV-HTTPS2: Servicio web seguro de uplanif.roger.com.ar<text:tab/><text:tab/> <text:s text:c="12"/><text:tab/></text:p>
      <text:p text:style-name="P2">IP: 172.15.0.16</text:p>
      <text:p text:style-name="P1"/>
      <text:p text:style-name="P2">SRV-DHCP: Servicio de DHCP - Rango de IPs 172.15.0.51 al 172.15.0.101<text:tab/> <text:s text:c="3"/><text:tab/></text:p>
      <text:p text:style-name="P2">IP: 172.15.0.10</text:p>
      <text:p text:style-name="P1"/>
      <text:p text:style-name="P3">SRV-MAIL: Servicio de mail smtp.roger.com.ar y pop.roger.com.ar<text:tab/> <text:s text:c="12"/><text:tab/></text:p>
      <text:p text:style-name="P3">IP: 172.15.0.11</text:p>
      <text:p text:style-name="P1"/>
      <text:p text:style-name="P2">COM-PC01: Puesto cliente de comercial que por simplicidad simula 10 clientes <text:tab/></text:p>
      <text:p text:style-name="P2">IP: Administrado por DHCP</text:p>
      <text:p text:style-name="P1"/>
      <text:p text:style-name="P2">FAC-PC01: Puesto cliente de Facturacion que por simplicidad simula 6 clientes<text:tab/></text:p>
      <text:p text:style-name="P2">IP: Administrado por DHCP</text:p>
      <text:p text:style-name="P1"/>
      <text:p text:style-name="P2">ADM-PC01: Puesto cliente de Administracion que por simplicidad simula 5 clientes<text:tab/></text:p>
      <text:p text:style-name="P2">IP: 172.15.0.21 Fija por necesidad</text:p>
      <text:p text:style-name="P1"/>
      <text:p text:style-name="P2"><text:soft-page-break/>PLA-PC01: Puesto cliente de Planificacion que por simplicidad simula 10 clientes<text:tab/></text:p>
      <text:p text:style-name="P2">IP: Administrado por DHCP</text:p>
      <text:p text:style-name="P1"/>
      <text:p text:style-name="P2">SIS-PC01: Puesto cliente de Sistemas que por simplicidad simula 5 clientes<text:tab/><text:tab/></text:p>
      <text:p text:style-name="P2">IP: Administrado por DHCP</text:p>
      <text:p text:style-name="P1"/>
      <text:p text:style-name="P2">RHH-PC01: Puesto cliente de RRHH que por simplicidad simula 4 clientes<text:tab/><text:tab/></text:p>
      <text:p text:style-name="P2">IP: Administrado por DHCP</text:p>
      <text:p text:style-name="P1"/>
      <text:p text:style-name="P2">PLA-LAPTOP01: Puesto cliente wireless de Planificacion conectado a AP-02<text:tab/><text:tab/></text:p>
      <text:p text:style-name="P2">IP: Administrado por DHCP</text:p>
      <text:p text:style-name="P1"/>
      <text:p text:style-name="P2">PLA-PRINTER01: Impresora wireless de Planificacion conectada a AP-02<text:tab/><text:tab/></text:p>
      <text:p text:style-name="P2">IP: Administrado por DHCP</text:p>
      <text:p text:style-name="P1"/>
      <text:p text:style-name="P2"/>
      <text:p text:style-name="P2">PLA-SMART01: Celular con conexión wireless conectado a AP-02<text:tab/><text:tab/><text:tab/><text:tab/></text:p>
      <text:p text:style-name="P2">IP: Administrado por DHCP</text:p>
      <text:p text:style-name="P1"/>
      <text:p text:style-name="P1">3 switch 2960 24TT</text:p>
      <text:p text:style-name="P1"/>
      <text:p text:style-name="P1">3 Sniffer</text:p>
      <text:p text:style-name="P1"/>
      <text:p text:style-name="P2">COM-PRINTER01 : Impresora Conectada a Switch1 mediante cable UTP. <text:s text:c="8"/><text:tab/><text:tab/></text:p>
      <text:p text:style-name="P2">IP: Administrado por DHCP</text:p>
      <text:p text:style-name="P1"/>
      <text:p text:style-name="P1">2 AccessPoint-PT AP-01, AP-02</text:p>
      <text:p text:style-name="P1"/>
      <text:p text:style-name="P1"/>
      <text:p text:style-name="P1"/>
      <text:p text:style-name="P11">Descripción de servicios de capa de aplicación implementados:</text:p>
      <text:p text:style-name="P1"/>
      <text:p text:style-name="P1"/>
      <text:p text:style-name="P8">Servicio DNS:</text:p>
      <text:p text:style-name="P1"/>
      <text:p text:style-name="P6">roger.com.ar definido en NIC.AR :</text:p>
      <text:p text:style-name="P1"/>
      <text:p text:style-name="P1">a.roger.com.ar <text:s text:c="2"/><text:tab/><text:tab/>A Record<text:tab/> <text:s text:c="2"/>172.15.0.5</text:p>
      <text:p text:style-name="P1">a1.roger.com.ar<text:tab/><text:tab/>A Record<text:tab/> <text:s text:c="2"/>172.15.0.4</text:p>
      <text:p text:style-name="P1">roger.com.ar <text:s text:c="4"/><text:tab/><text:tab/>NS<text:tab/> <text:s text:c="5"/><text:tab/> <text:s text:c="2"/>a.roger.com.ar</text:p>
      <text:p text:style-name="P1">roger.com.ar <text:s text:c="4"/><text:tab/><text:tab/>NS<text:tab/> <text:s text:c="5"/><text:tab/> <text:s text:c="2"/>a1.roger.com.ar</text:p>
      <text:p text:style-name="P1"/>
      <text:p text:style-name="P6">NS Primario a.roger.com.ar:</text:p>
      <text:p text:style-name="P1"/>
      <text:p text:style-name="P1">a.roger.com.ar <text:s text:c="7"/><text:tab/><text:tab/>A Record <text:tab/> <text:s text:c="2"/>172.15.0.5</text:p>
      <text:p text:style-name="P1">admin.roger.com.ar<text:tab/><text:tab/>A Record<text:tab/> <text:s text:c="2"/>172.15.0.6</text:p>
      <text:p text:style-name="P1">b.roger.com.ar<text:tab/><text:tab/><text:tab/>A Record<text:tab/> <text:s text:c="2"/>172.15.0.15</text:p>
      <text:p text:style-name="P1">b2.roger.com.ar<text:tab/><text:tab/>A Record<text:tab/> <text:s text:c="2"/>172.16.0.14</text:p>
      <text:p text:style-name="P1"><text:soft-page-break/>mail.roger.com.ar<text:tab/><text:tab/>A Record<text:tab/> <text:s text:c="2"/>172.15.0.11</text:p>
      <text:p text:style-name="P1">web.roger.com.ar<text:tab/><text:tab/>A Record<text:tab/> <text:s text:c="2"/>172.15.0.7</text:p>
      <text:p text:style-name="P1"><text:tab/></text:p>
      <text:p text:style-name="P1">a.roger.com.ar<text:tab/><text:tab/><text:tab/>SOA<text:tab/> <text:s text:c="14"/>ServerName: a.roger.com.ar</text:p>
      <text:p text:style-name="P1"><text:tab/><text:tab/><text:tab/><text:tab/><text:tab/> <text:s text:c="14"/>MailBox: sistemas.roger.com.ar</text:p>
      <text:p text:style-name="P1"><text:tab/><text:tab/><text:tab/><text:tab/><text:tab/> <text:s text:c="2"/><text:tab/> <text:s text:c="2"/>Expiry :600</text:p>
      <text:p text:style-name="P1"><text:tab/><text:tab/><text:tab/><text:tab/><text:tab/><text:tab/> <text:s text:c="2"/>Refresh:300</text:p>
      <text:p text:style-name="P1"><text:tab/><text:tab/><text:tab/><text:tab/><text:tab/><text:tab/> <text:s text:c="2"/>Retry <text:s/>:600</text:p>
      <text:p text:style-name="P1"><text:tab/><text:tab/><text:tab/><text:tab/><text:tab/><text:tab/> <text:s text:c="2"/>MinTTL :300</text:p>
      <text:p text:style-name="P1"/>
      <text:p text:style-name="P1">planif.roger.com.ar <text:s text:c="4"/><text:tab/>NS<text:tab/><text:tab/> <text:s text:c="2"/>b.roger.com.ar</text:p>
      <text:p text:style-name="P1">planif.roger.com.ar <text:s text:c="4"/><text:tab/>NS<text:tab/><text:tab/> <text:s text:c="2"/>b2.roger.com.ar</text:p>
      <text:p text:style-name="P1">roger.com.ar <text:s text:c="11"/><text:tab/><text:tab/>NS<text:tab/><text:tab/> <text:s text:c="2"/>a.roger.com.ar</text:p>
      <text:p text:style-name="P1">uplanif.roger.com.ar <text:s text:c="2"/><text:tab/>NS<text:tab/><text:tab/> <text:s text:c="2"/>b.roger.com.ar</text:p>
      <text:p text:style-name="P1">uplanif.roger.com.ar<text:tab/><text:tab/>NS<text:tab/><text:tab/> <text:s text:c="2"/>b2.roger.com.ar</text:p>
      <text:p text:style-name="P1"/>
      <text:p text:style-name="P1">admin.roger.com.ar <text:s text:c="3"/><text:tab/><text:tab/>CNAME <text:s text:c="11"/>admin.roger.com.ar</text:p>
      <text:p text:style-name="P1">pop.roger.com.ar <text:s text:c="7"/><text:tab/><text:tab/>CNAME<text:tab/> <text:s text:c="2"/>mail.roger.com.ar</text:p>
      <text:p text:style-name="P1">roger.com.ar<text:tab/><text:tab/><text:tab/>CNAME<text:tab/> <text:s text:c="2"/>web.roger.com.ar</text:p>
      <text:p text:style-name="P1">smtp.roger.com.ar<text:tab/><text:tab/>CNAME<text:tab/> <text:s text:c="2"/>mail.roger.com.ar</text:p>
      <text:p text:style-name="P1">www.roger.com.ar<text:tab/><text:tab/>CNAME<text:tab/> <text:s text:c="2"/>web.roger.com.ar</text:p>
      <text:p text:style-name="P1">www.admin.roger.com.ar<text:tab/>CNAME<text:tab/> <text:s text:c="2"/>admin.roger.com.ar</text:p>
      <text:p text:style-name="P1"/>
      <text:p text:style-name="P1"/>
      <text:p text:style-name="P6">NS Secundario b.roger.com.ar:</text:p>
      <text:p text:style-name="P1"/>
      <text:p text:style-name="P1"><text:span text:style-name="T3">a</text:span>.<text:span text:style-name="T3">planif.</text:span>roger.com.ar<text:tab/><text:tab/>A Record<text:tab/> <text:s text:c="2"/>172.15.0.15</text:p>
      <text:p text:style-name="P1">uplanif.roger.com.ar<text:tab/><text:tab/>A Record<text:tab/> <text:s text:c="2"/>172.15.0.16</text:p>
      <text:p text:style-name="P1">webplanif.roger.com.ar<text:tab/>A Record<text:tab/> <text:s text:c="2"/>172.15.0.17</text:p>
      <text:p text:style-name="P1"/>
      <text:p text:style-name="P1"><text:span text:style-name="T3">a</text:span>.<text:span text:style-name="T3">planif.</text:span>roger.com.ar<text:tab/><text:tab/>SO<text:span text:style-name="T3">A<text:tab/><text:tab/> <text:s/></text:span>ServerName: <text:span text:style-name="T3">a</text:span>.<text:span text:style-name="T3">planif.</text:span>roger.com.ar</text:p>
      <text:p text:style-name="P1"><text:tab/><text:tab/><text:tab/><text:tab/> <text:s text:c="25"/>MailBox: sistemas.roger.com.ar</text:p>
      <text:p text:style-name="P1"><text:tab/><text:tab/><text:tab/><text:tab/><text:tab/> <text:s text:c="2"/><text:tab/> <text:s text:c="2"/>Expiry :600</text:p>
      <text:p text:style-name="P1"><text:tab/><text:tab/><text:tab/><text:tab/><text:tab/><text:tab/> <text:s text:c="2"/>Refresh:300</text:p>
      <text:p text:style-name="P1"><text:tab/><text:tab/><text:tab/><text:tab/><text:tab/><text:tab/> <text:s text:c="2"/>Retry <text:s/>:600</text:p>
      <text:p text:style-name="P1"><text:tab/><text:tab/><text:tab/><text:tab/><text:tab/><text:tab/> <text:s text:c="2"/>MinTTL :300</text:p>
      <text:p text:style-name="P1"/>
      <text:p text:style-name="P1">planif.roger.com.ar<text:tab/><text:tab/>NS<text:tab/><text:tab/> <text:s text:c="2"/><text:span text:style-name="T4">a.planif.</text:span>roger.com.ar</text:p>
      <text:p text:style-name="P1"/>
      <text:p text:style-name="P1">planif.roger.com.ar<text:tab/><text:tab/>CNAME<text:tab/> <text:s text:c="2"/>webplanif.roger.com.ar</text:p>
      <text:p text:style-name="P1">uplanif.roger.com.ar<text:tab/><text:tab/>CNAME<text:tab/> <text:s text:c="2"/>uplanif.roger.com.ar</text:p>
      <text:p text:style-name="P1"><text:a xlink:type="simple" xlink:href="http://www.planif.roger.com.ar/" text:style-name="Internet_20_link" text:visited-style-name="Visited_20_Internet_20_Link">www.planif.roger.com.ar</text:a><text:tab/>CNAME<text:tab/> <text:s text:c="2"/>webplanif.roger.com.ar</text:p>
      <text:p text:style-name="P1"><text:a xlink:type="simple" xlink:href="http://www.uplanif.roger.com.ar/" text:style-name="Internet_20_link" text:visited-style-name="Visited_20_Internet_20_Link">www.uplanif.roger.com.ar</text:a><text:tab/>CNAME<text:tab/> <text:s text:c="2"/>uplanif.roger.com.ar</text:p>
      <text:p text:style-name="P1"/>
      <text:p text:style-name="P8"/>
      <text:p text:style-name="P8"/>
      <text:p text:style-name="P8">Servicio HTTP / HTTPS:</text:p>
      <text:p text:style-name="P1"/>
      <text:p text:style-name="P1"><text:soft-page-break/>http://www.roger.com.ar<text:tab/><text:tab/> <text:s text:c="6"/><text:tab/> <text:s text:c="2"/>172.15.0.5</text:p>
      <text:p text:style-name="P1"><text:a xlink:type="simple" xlink:href="https://www.admin.roger.com.ar/" text:style-name="Internet_20_link" text:visited-style-name="Visited_20_Internet_20_Link">https://www.admin.roger.com.ar</text:a><text:tab/><text:tab/> <text:s text:c="2"/>172.15.0.6</text:p>
      <text:p text:style-name="P1">http://www.planif.roger.com.ar<text:tab/><text:tab/> <text:s text:c="2"/>172.15.0.15</text:p>
      <text:p text:style-name="P1">https://www.uplanif.roger.com.ar<text:tab/> <text:s text:c="2"/><text:tab/> <text:s text:c="2"/>172.15.0.16</text:p>
      <text:p text:style-name="P1"/>
      <text:p text:style-name="P8"/>
      <text:p text:style-name="P8"/>
      <text:p text:style-name="P8">Servicio DHCP:</text:p>
      <text:p text:style-name="P1"/>
      <text:p text:style-name="P1"><text:span text:style-name="T1">Servidor DHCP</text:span><text:tab/><text:tab/><text:tab/><text:tab/> <text:s text:c="2"/>172.15.0.10</text:p>
      <text:p text:style-name="P1"/>
      <text:p text:style-name="P1">Configuración:</text:p>
      <text:p text:style-name="P1">Pool name<text:tab/><text:tab/><text:tab/><text:tab/><text:tab/> <text:s text:c="2"/>serverPool</text:p>
      <text:p text:style-name="P1">Puerta de Enlace<text:tab/><text:tab/><text:tab/><text:tab/> <text:s text:c="2"/>172.15.0.1</text:p>
      <text:p text:style-name="P1">Servidor DNS<text:tab/><text:tab/><text:tab/><text:tab/><text:tab/> <text:s text:c="2"/>172.15.0.2</text:p>
      <text:p text:style-name="P1">IP de comienzo<text:tab/><text:tab/> <text:s text:c="3"/><text:tab/><text:tab/> <text:s text:c="2"/>172.15.0.51</text:p>
      <text:p text:style-name="P1">Máximo número de usuarios<text:tab/><text:tab/><text:tab/> <text:s text:c="2"/>50</text:p>
      <text:p text:style-name="P1"/>
      <text:p text:style-name="P1"/>
      <text:p text:style-name="P9">Dificultades encontradas:</text:p>
      <text:p text:style-name="P9"/>
      <text:p text:style-name="P9"/>
      <text:p text:style-name="P9"/>
      <text:p text:style-name="P9"/>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09:18:37.153550711</meta:creation-date>
    <dc:date>2018-04-22T19:16:46.041453474</dc:date>
    <meta:editing-duration>PT3H21M6S</meta:editing-duration>
    <meta:editing-cycles>10</meta:editing-cycles>
    <meta:generator>LibreOffice/6.0.4.2$Windows_X86_64 LibreOffice_project/9b0d9b32d5dcda91d2f1a96dc04c645c450872bf</meta:generator>
    <meta:document-statistic meta:table-count="0" meta:image-count="0" meta:object-count="0" meta:page-count="5" meta:paragraph-count="126" meta:word-count="651" meta:character-count="5575" meta:non-whitespace-character-count="4547"/>
  </office:meta>
</office:document-meta>
</file>